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rta" svg:font-family="Averta"/>
    <style:font-face style:name="JetBrains Mono" svg:font-family="'JetBrains Mono', 'Source Code Variable', monospace, sans-serif"/>
    <style:font-face style:name="Maven Pro" svg:font-family="'Maven Pro'"/>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paragraph-properties fo:text-align="end" style:justify-single-word="false"/>
      <style:text-properties officeooo:rsid="001da304" officeooo:paragraph-rsid="001da304"/>
    </style:style>
    <style:style style:name="P4" style:family="paragraph" style:parent-style-name="Standard">
      <style:paragraph-properties fo:padding-left="0cm" fo:padding-right="0cm" fo:padding-top="0cm" fo:padding-bottom="0.035cm" fo:border-left="none" fo:border-right="none" fo:border-top="none" fo:border-bottom="0.74pt solid #000000"/>
    </style:style>
    <style:style style:name="P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42464c" style:font-name="JetBrains Mono" fo:font-size="12pt" fo:letter-spacing="normal" fo:font-style="normal" fo:font-weight="normal"/>
    </style:style>
    <style:style style:name="P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b52323" style:font-name="JetBrains Mono" fo:font-size="16.5pt" fo:letter-spacing="normal" fo:font-style="normal" fo:font-weight="normal"/>
    </style:style>
    <style:style style:name="P7" style:family="paragraph" style:parent-style-name="Heading_20_2">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b52323" style:font-name="JetBrains Mono" fo:font-size="16.5pt" fo:letter-spacing="normal" fo:font-style="normal" fo:font-weight="normal"/>
    </style:style>
    <style:style style:name="P8" style:family="paragraph" style:parent-style-name="Heading_20_2">
      <style:text-properties fo:font-variant="normal" fo:text-transform="none" fo:color="#b52323" style:font-name="JetBrains Mono" fo:font-size="16.5pt" fo:letter-spacing="normal" fo:font-style="normal" fo:font-weight="normal"/>
    </style:style>
    <style:style style:name="P9" style:family="paragraph" style:parent-style-name="Title">
      <style:paragraph-properties fo:text-align="center" style:justify-single-word="false"/>
    </style:style>
    <style:style style:name="P10" style:family="paragraph" style:parent-style-name="Standard" style:master-page-name="Standard">
      <style:paragraph-properties fo:text-align="end" style:justify-single-word="false" style:page-number="auto"/>
    </style:style>
    <style:style style:name="P11" style:family="paragraph" style:parent-style-name="Standard">
      <style:paragraph-properties fo:padding-left="0cm" fo:padding-right="0cm" fo:padding-top="0cm" fo:padding-bottom="0.035cm" fo:border-left="none" fo:border-right="none" fo:border-top="none" fo:border-bottom="0.74pt solid #000000"/>
      <style:text-properties fo:font-size="17pt" fo:font-weight="bold" officeooo:paragraph-rsid="001ed107" style:font-size-asian="17pt" style:font-weight-asian="bold" style:font-size-complex="17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officeooo:paragraph-rsid="001da304"/>
    </style:style>
    <style:style style:name="T1" style:family="text">
      <style:text-properties fo:font-weight="bold" style:font-weight-asian="bold" style:font-weight-complex="bold"/>
    </style:style>
    <style:style style:name="T2" style:family="text">
      <style:text-properties fo:font-weight="bold" officeooo:rsid="001da304" style:font-weight-asian="bold" style:font-weight-complex="bold"/>
    </style:style>
    <style:style style:name="T3" style:family="text">
      <style:text-properties fo:font-size="35pt" fo:font-weight="bold" style:font-size-asian="35pt" style:font-weight-asian="bold" style:font-size-complex="35pt" style:font-weight-complex="bold"/>
    </style:style>
    <style:style style:name="T4" style:family="text">
      <style:text-properties fo:font-size="35pt" fo:font-weight="bold" officeooo:rsid="001ecbea" style:font-size-asian="35pt" style:font-weight-asian="bold" style:font-size-complex="35pt" style:font-weight-complex="bold"/>
    </style:style>
    <style:style style:name="T5" style:family="text">
      <style:text-properties fo:font-size="35pt" fo:font-weight="bold" officeooo:rsid="001ed107" style:font-size-asian="35pt" style:font-weight-asian="bold" style:font-size-complex="35pt" style:font-weight-complex="bold"/>
    </style:style>
    <style:style style:name="T6" style:family="text">
      <style:text-properties fo:color="#42464c" fo:font-size="12pt"/>
    </style:style>
    <style:style style:name="T7" style:family="text">
      <style:text-properties fo:color="#42464c" fo:font-size="12pt" officeooo:rsid="001da304"/>
    </style:style>
    <style:style style:name="T8" style:family="text">
      <style:text-properties fo:color="#404040"/>
    </style:style>
    <style:style style:name="T9" style:family="text">
      <style:text-properties fo:color="#404040" style:font-name="Maven Pro" fo:font-size="10.5pt"/>
    </style:style>
    <style:style style:name="T10" style:family="text">
      <style:text-properties fo:font-variant="normal" fo:text-transform="none" fo:color="#363636" style:font-name="Averta" fo:font-size="12pt" fo:letter-spacing="normal" fo:font-style="normal" fo:font-weight="normal"/>
    </style:style>
    <style:style style:name="T11" style:family="text">
      <style:text-properties fo:font-variant="normal" fo:text-transform="none" fo:color="#363636" style:font-name="Averta" fo:font-size="12pt" fo:letter-spacing="normal" fo:font-style="normal" fo:font-weight="normal" fo:background-color="transparent" loext:char-shading-value="0" style:font-weight-asian="normal" style:font-weight-complex="normal" loext:padding="0cm" loext:border="none"/>
    </style:style>
    <style:style style:name="T12" style:family="text">
      <style:text-properties fo:font-variant="normal" fo:text-transform="none" fo:color="#363636" style:font-name="Averta" fo:font-size="12pt" fo:letter-spacing="normal" fo:font-style="normal" fo:font-weight="bold" fo:background-color="transparent" loext:char-shading-value="0" loext:padding="0cm" loext:border="none"/>
    </style:style>
    <style:style style:name="T13" style:family="text">
      <style:text-properties fo:font-variant="normal" fo:text-transform="none" fo:color="#b52323" style:font-name="JetBrains Mono" fo:font-size="16.5pt" fo:letter-spacing="normal" fo:font-style="normal" fo:font-weight="normal"/>
    </style:style>
    <style:style style:name="T14" style:family="text">
      <style:text-properties fo:color="#363636" style:font-name="Averta"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line-break/></text:span><text:span text:style-name="T2">Konrad Gussmann</text:span></text:p>
      <text:p text:style-name="P3"><text:span text:style-name="T2">1</text:span><text:span text:style-name="T1">7.12.2020</text:span></text:p>
      <text:p text:style-name="P9"><text:span text:style-name="T3">Sprawozdanie nr </text:span><text:span text:style-name="T5">5</text:span></text:p>
      <text:p text:style-name="P1"/>
      <text:p text:style-name="P11">Temat: React</text:p>
      <text:p text:style-name="P12">Teoria:</text:p>
      <text:p text:style-name="P13"><text:span text:style-name="T10">React jest nazywany JavaScriptową biblioteką, służącą do budowania interfejsów dla użytkownika. Umożliwia tworzenie złożonych interfejsów za pomocą małych, odizolowanych od siebie komponentów.Biblioteka wykorzystuje nowy sposób renderowania stron www, dzięki czemu są one bardziej dynamiczne. React JS jest wygodny zarówno dla programisty, jak i końcowego klienta. React JS pozwala na ponowne wykorzystanie komponentów na innym poziomie. Stwierdzono, że React JS działa szybciej niż jakakolwiek inna implementacja tego rodzaju. React JS pozwala zbudować </text:span><text:span text:style-name="T11">bardzo dynamiczny interfejs</text:span><text:span text:style-name="T10">. </text:span></text:p>
      <text:p text:style-name="P5"/>
      <text:p text:style-name="Standard"/>
      <text:p text:style-name="Standard"/>
      <text:p text:style-name="Standard"/>
      <text:p text:style-name="P4"/>
      <text:p text:style-name="P12">Przebieg zadania:</text:p>
      <text:p text:style-name="Standard"/>
      <text:p text:style-name="Standard"/>
      <text:p text:style-name="Standard"/>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rta" svg:font-family="Averta"/>
    <style:font-face style:name="JetBrains Mono" svg:font-family="'JetBrains Mono', 'Source Code Variable', monospace, sans-serif"/>
    <style:font-face style:name="Maven Pro" svg:font-family="'Maven Pro'"/>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ł Kucko</meta:initial-creator>
    <meta:editing-cycles>6</meta:editing-cycles>
    <meta:creation-date>2020-11-23T08:30:00</meta:creation-date>
    <dc:date>2020-12-17T01:48:13.900000000</dc:date>
    <meta:editing-duration>PT25M29S</meta:editing-duration>
    <meta:generator>LibreOffice/6.0.4.2$Windows_X86_64 LibreOffice_project/9b0d9b32d5dcda91d2f1a96dc04c645c450872bf</meta:generator>
    <meta:document-statistic meta:table-count="0" meta:image-count="0" meta:object-count="0" meta:page-count="1" meta:paragraph-count="7" meta:word-count="85" meta:character-count="662" meta:non-whitespace-character-count="5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